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80000036076884DE8FDF92B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37cm" fo:min-width="9.66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045cm" fo:min-width="0.491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fill-color="#9999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6cm" fo:min-width="0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0.08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14cm" fo:min-width="0cm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 fo:min-height="0.182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color="#000000" draw:fill-color="#999999" draw:textarea-horizontal-align="justify" draw:textarea-vertical-align="middle" draw:auto-grow-height="false" fo:min-height="0.156cm" fo:min-width="0cm"/>
    </style:style>
    <style:style style:name="gr12" style:family="graphic" style:parent-style-name="standard">
      <style:graphic-properties svg:stroke-color="#000000" draw:fill-color="#999999" draw:textarea-horizontal-align="justify" draw:textarea-vertical-align="middle" draw:auto-grow-height="false" fo:min-height="1.096cm" fo:min-width="0.745cm"/>
      <style:paragraph-properties style:writing-mode="lr-tb"/>
    </style:style>
    <style:style style:name="gr13" style:family="graphic" style:parent-style-name="standard">
      <style:graphic-properties svg:stroke-color="#000000" draw:fill-color="#999999" draw:textarea-horizontal-align="justify" draw:textarea-vertical-align="middle" draw:auto-grow-height="false" fo:min-height="0.258cm" fo:min-width="1.532cm"/>
      <style:paragraph-properties style:writing-mode="lr-tb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0.461cm" fo:min-width="0.211cm"/>
      <style:paragraph-properties style:writing-mode="lr-tb"/>
    </style:style>
    <style:style style:name="gr15" style:family="graphic" style:parent-style-name="standard">
      <style:graphic-properties svg:stroke-color="#000000" draw:fill-color="#999999" draw:textarea-horizontal-align="justify" draw:textarea-vertical-align="middle" draw:auto-grow-height="false" fo:min-height="1.172cm" fo:min-width="0.338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999999" draw:textarea-horizontal-align="justify" draw:textarea-vertical-align="middle" draw:auto-grow-height="false" fo:min-height="1.096cm" fo:min-width="0.74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999999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7.62cm" svg:x="6.107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8.16cm" svg:y="6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9.151cm" svg:y="6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0.142cm" svg:y="6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1.133cm" svg:y="6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2.124cm" svg:y="6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3.115cm" svg:y="6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4.106cm" svg:y="6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7.169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8.16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9.151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0.142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1.133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2.124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3.115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4.106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9.151cm" svg:y="9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0.142cm" svg:y="9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1.133cm" svg:y="9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1cm" svg:height="1.295cm" svg:x="12.124cm" svg:y="9.2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91cm" svg:height="1.295cm" svg:x="8.161cm" svg:y="6.691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3" draw:text-style-name="P3" draw:layer="layout" svg:width="0.991cm" svg:height="1.295cm" svg:x="8.162cm" svg:y="6.692cm">
          <draw:image xlink:href="Pictures/10000201000002880000036076884DE8FDF92B37.png" xlink:type="simple" xlink:show="embed" xlink:actuate="onLoad" loext:mime-type="image/png">
            <text:p/>
          </draw:image>
        </draw:frame>
        <draw:custom-shape draw:style-name="gr2" draw:text-style-name="P2" draw:layer="layout" svg:width="0.991cm" svg:height="1.295cm" svg:x="8.16cm" svg:y="6.6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991cm" svg:height="1.295cm" svg:x="8.16cm" svg:y="6.69cm">
          <draw:image xlink:href="Pictures/10000201000002880000036076884DE8FDF92B37.png" xlink:type="simple" xlink:show="embed" xlink:actuate="onLoad" loext:mime-type="image/png">
            <text:p/>
          </draw:image>
        </draw:frame>
        <draw:custom-shape draw:style-name="gr2" draw:text-style-name="P2" draw:layer="layout" svg:width="0.991cm" svg:height="1.295cm" svg:x="7.169cm" svg:y="6.69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991cm" svg:height="1.295cm" svg:x="7.169cm" svg:y="6.692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9.151cm" svg:y="6.692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0.169cm" svg:y="6.69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1.133cm" svg:y="6.69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2.124cm" svg:y="6.691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3.115cm" svg:y="6.692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4.106cm" svg:y="6.69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7.169cm" svg:y="7.985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8.16cm" svg:y="7.985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9.151cm" svg:y="7.985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0.142cm" svg:y="7.985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1.133cm" svg:y="7.985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2.124cm" svg:y="7.985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3.115cm" svg:y="7.985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4.106cm" svg:y="7.985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9.151cm" svg:y="9.28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0.142cm" svg:y="9.28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1.133cm" svg:y="9.28cm">
          <draw:image xlink:href="Pictures/10000201000002880000036076884DE8FDF92B37.png" xlink:type="simple" xlink:show="embed" xlink:actuate="onLoad" loext:mime-type="image/png">
            <text:p/>
          </draw:image>
        </draw:frame>
        <draw:frame draw:style-name="gr4" draw:text-style-name="P2" draw:layer="layout" svg:width="0.991cm" svg:height="1.295cm" svg:x="12.124cm" svg:y="9.28cm">
          <draw:image xlink:href="Pictures/10000201000002880000036076884DE8FDF92B37.png" xlink:type="simple" xlink:show="embed" xlink:actuate="onLoad" loext:mime-type="image/png">
            <text:p/>
          </draw:image>
        </draw:frame>
        <draw:custom-shape draw:style-name="gr5" draw:text-style-name="P1" draw:layer="layout" svg:width="0.356cm" svg:height="0.61cm" svg:x="7.733cm" svg:y="12.8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152cm" svg:height="0.33cm" svg:x="7.833cm" svg:y="12.9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0.356cm" svg:height="0.61cm" svg:x="8.089cm" svg:y="12.8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152cm" svg:height="0.33cm" svg:x="8.189cm" svg:y="12.9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0.356cm" svg:height="0.61cm" svg:x="8.445cm" svg:y="12.8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152cm" svg:height="0.33cm" svg:x="8.545cm" svg:y="12.9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0.356cm" svg:height="0.61cm" svg:x="8.801cm" svg:y="12.8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152cm" svg:height="0.33cm" svg:x="8.901cm" svg:y="12.9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0.356cm" svg:height="0.61cm" svg:x="13.09cm" svg:y="12.8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152cm" svg:height="0.33cm" svg:x="13.19cm" svg:y="12.9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0.356cm" svg:height="0.61cm" svg:x="13.446cm" svg:y="12.8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152cm" svg:height="0.33cm" svg:x="13.546cm" svg:y="12.9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0.356cm" svg:height="0.61cm" svg:x="13.802cm" svg:y="12.8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152cm" svg:height="0.33cm" svg:x="13.902cm" svg:y="12.9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0.356cm" svg:height="0.61cm" svg:x="14.158cm" svg:y="12.8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152cm" svg:height="0.33cm" svg:x="14.258cm" svg:y="12.9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0.432cm" svg:height="0.864cm" svg:x="9.282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9.282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282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9.384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9.384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282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9.282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9.282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9.384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9.384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739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9.739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739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9.841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9.841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739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9.739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9.739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9.841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9.841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196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0.196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196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0.298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0.298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196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0.196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0.196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0.298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0.298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653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0.653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653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0.755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0.755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653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0.653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0.653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0.755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0.755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109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1.109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109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1.211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1.211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109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1.109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1.109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1.211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1.211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566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1.566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566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1.668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1.668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566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1.566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1.566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1.668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1.668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023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2.023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023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2.125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2.125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023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2.023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2.023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2.125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2.125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48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2.48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48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2.582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2.582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48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2.48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2.48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2.582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2.582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282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9.282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282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9.384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9.384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282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9.282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9.282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9.384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9.384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739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9.739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739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9.841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9.841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9.739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9.739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9.739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9.841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9.841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196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0.196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196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0.298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0.298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196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0.196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0.196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0.298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0.298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653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0.653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653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0.755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0.755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0.653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0.653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0.653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0.755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0.755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109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1.109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109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1.211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1.211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109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1.109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1.109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1.211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1.211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566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1.566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566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1.668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1.668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1.566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1.566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1.566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1.668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1.668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023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2.023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023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2.125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2.125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023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2.023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2.023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2.125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2.125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48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2.48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48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2.582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2.582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2.48cm" svg:y="12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2.48cm" svg:y="1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2.48cm" svg:y="12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2.582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2.582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7.987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7.987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7.987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8.089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8.089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7.987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7.987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7.987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8.089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8.089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8.444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8.444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8.444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8.546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8.546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8.444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8.444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8.444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8.546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8.546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3.321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3.321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3.321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3.423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3.423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3.321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3.321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3.321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3.423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3.423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3.778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3.778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3.778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3.88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3.88cm" svg:y="11.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32cm" svg:height="0.864cm" svg:x="13.778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2cm" svg:height="0.432cm" svg:x="13.778cm" svg:y="11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57cm" svg:height="0.864cm" svg:x="13.778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635cm" svg:x="13.88cm" svg:y="11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3cm" svg:x="13.88cm" svg:y="11.77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213cm" svg:height="0.569cm" svg:x="13.219cm" svg:y="13.293cm">
          <draw:text-box>
            <text:p><text:span text:style-name="T1">BTNs</text:span></text:p>
          </draw:text-box>
        </draw:frame>
        <draw:frame draw:style-name="gr10" draw:text-style-name="P4" draw:layer="layout" svg:width="0.959cm" svg:height="0.569cm" svg:x="8.112cm" svg:y="11.226cm">
          <draw:text-box>
            <text:p><text:span text:style-name="T1">SW</text:span></text:p>
          </draw:text-box>
        </draw:frame>
        <draw:frame draw:style-name="gr10" draw:text-style-name="P4" draw:layer="layout" svg:width="2.03cm" svg:height="0.569cm" svg:x="6.969cm" svg:y="6.146cm">
          <draw:text-box>
            <text:p><text:span text:style-name="T1">7-Segments</text:span></text:p>
          </draw:text-box>
        </draw:frame>
        <draw:custom-shape draw:style-name="gr11" draw:text-style-name="P2" draw:layer="layout" svg:width="0.152cm" svg:height="0.406cm" svg:x="11.106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1.258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1.41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1.562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1.714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1.866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2.018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2.17cm" svg:y="10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245cm" svg:height="1.346cm" svg:x="14.641cm" svg:y="12.1cm">
          <text:p text:style-name="P5"><text:span text:style-name="T1">Rotary </text:span></text:p>
          <text:p text:style-name="P5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0.508cm" svg:x="9.028cm" svg:y="6.08cm">
          <text:p text:style-name="P5"><text:span text:style-name="T1">Connector 1 </text:span></text:p>
          <text:p text:style-name="P5"><text:span text:style-name="T1">TB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032cm" svg:height="0.508cm" svg:x="11.26cm" svg:y="6.08cm">
          <text:p text:style-name="P5"><text:span text:style-name="T1">Connector 2 </text:span></text:p>
          <text:p text:style-name="P5"><text:span text:style-name="T1">TBD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11cm" svg:height="0.711cm" svg:x="7.731cm" svg:y="9.763cm">
          <text:p text:style-name="P3"><text:span text:style-name="T1">GPIO</text:span></text:p>
          <text:p text:style-name="P3"><text:span text:style-name="T1">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0.838cm" svg:height="1.422cm" svg:x="13.7cm" svg:y="9.611cm">
          <text:p text:style-name="P3"><text:span text:style-name="T1">7-Seg</text:span></text:p>
          <text:p text:style-name="P3"><text:span text:style-name="T1">IC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245cm" svg:height="1.346cm" svg:x="6.361cm" svg:y="12.1cm">
          <text:p text:style-name="P5"><text:span text:style-name="T1">R</text:span><text:span text:style-name="T1">o</text:span><text:span text:style-name="T1">t</text:span><text:span text:style-name="T1">a</text:span><text:span text:style-name="T1">r</text:span><text:span text:style-name="T1">y</text:span><text:span text:style-name="T1"> </text:span></text:p>
          <text:p text:style-name="P5"><text:span text:style-name="T1">E</text:span><text:span text:style-name="T1">n</text:span><text:span text:style-name="T1">c</text:span><text:span text:style-name="T1">o</text:span><text:span text:style-name="T1">d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213cm" svg:height="0.569cm" svg:x="7.885cm" svg:y="13.293cm">
          <draw:text-box>
            <text:p><text:span text:style-name="T1">BT</text:span><text:span text:style-name="T1">Ns</text:span></text:p>
          </draw:text-box>
        </draw:frame>
        <draw:frame draw:style-name="gr10" draw:text-style-name="P4" draw:layer="layout" svg:width="1.196cm" svg:height="0.569cm" svg:x="8.948cm" svg:y="10.879cm">
          <draw:text-box>
            <text:p><text:span text:style-name="T1">LE</text:span><text:span text:style-name="T1">Ds</text:span></text:p>
          </draw:text-box>
        </draw:frame>
        <draw:custom-shape draw:style-name="gr11" draw:text-style-name="P2" draw:layer="layout" svg:width="0.152cm" svg:height="0.406cm" svg:x="9.89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0.042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0.194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0.346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0.498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0.65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0.802cm" svg:y="10.8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52cm" svg:height="0.406cm" svg:x="10.954cm" svg:y="10.879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0.959cm" svg:height="0.569cm" svg:x="13.421cm" svg:y="11.226cm">
          <draw:text-box>
            <text:p><text:span text:style-name="T1">SW</text:span></text:p>
          </draw:text-box>
        </draw:frame>
        <draw:frame draw:style-name="gr10" draw:text-style-name="P4" draw:layer="layout" svg:width="0.959cm" svg:height="0.569cm" svg:x="10.755cm" svg:y="11.285cm">
          <draw:text-box>
            <text:p><text:span text:style-name="T1">S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3:03:46.182324409</meta:creation-date>
    <dc:date>2021-07-04T14:12:02.499779283</dc:date>
    <meta:editing-duration>PT57M51S</meta:editing-duration>
    <meta:editing-cycles>11</meta:editing-cycles>
    <meta:generator>LibreOffice/6.4.7.2$Linux_X86_64 LibreOffice_project/40$Build-2</meta:generator>
    <meta:document-statistic meta:object-count="289"/>
  </office:meta>
</office:document-meta>
</file>